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4">
      <style:paragraph-properties fo:margin-left="3.6cm" fo:margin-right="4.018cm" fo:text-indent="0cm" style:auto-text-indent="false"/>
    </style:style>
    <style:style style:name="P2" style:family="paragraph" style:parent-style-name="List_20_Paragraph" style:list-style-name="WWNum2">
      <style:paragraph-properties fo:margin-left="1.637cm" fo:margin-right="1.069cm" fo:margin-top="0.159cm" fo:margin-bottom="0cm" style:contextual-spacing="false" fo:line-height="148%" fo:text-indent="-0.501cm" style:auto-text-indent="false">
        <style:tab-stops>
          <style:tab-stop style:position="1.639cm"/>
        </style:tab-stops>
      </style:paragraph-properties>
    </style:style>
    <style:style style:name="P3" style:family="paragraph" style:parent-style-name="List_20_Paragraph">
      <style:paragraph-properties fo:margin-left="1.637cm" fo:margin-right="1.069cm" fo:margin-top="0.159cm" fo:margin-bottom="0cm" style:contextual-spacing="false" fo:line-height="148%" fo:text-indent="0cm" style:auto-text-indent="false">
        <style:tab-stops>
          <style:tab-stop style:position="1.639cm"/>
        </style:tab-stops>
      </style:paragraph-properties>
    </style:style>
    <style:style style:name="P4" style:family="paragraph" style:parent-style-name="List_20_Paragraph" style:list-style-name="WWNum1">
      <style:paragraph-properties fo:margin-left="1.637cm" fo:margin-right="1.078cm" fo:margin-top="0.159cm" fo:margin-bottom="0cm" style:contextual-spacing="false" fo:line-height="148%" fo:text-indent="-0.501cm" style:auto-text-indent="false">
        <style:tab-stops>
          <style:tab-stop style:position="1.639cm"/>
        </style:tab-stops>
      </style:paragraph-properties>
    </style:style>
    <style:style style:name="P5" style:family="paragraph" style:parent-style-name="List_20_Paragraph" style:list-style-name="WWNum1">
      <style:paragraph-properties fo:margin-left="1.637cm" fo:margin-right="1.076cm" fo:margin-top="0.224cm" fo:margin-bottom="0cm" style:contextual-spacing="false" fo:line-height="148%" fo:text-indent="-0.501cm" style:auto-text-indent="false">
        <style:tab-stops>
          <style:tab-stop style:position="1.639cm"/>
        </style:tab-stops>
      </style:paragraph-properties>
    </style:style>
    <style:style style:name="P6" style:family="paragraph" style:parent-style-name="List_20_Paragraph">
      <style:paragraph-properties fo:margin-left="1.637cm" fo:margin-right="1.078cm" fo:margin-top="0.159cm" fo:margin-bottom="0cm" style:contextual-spacing="false" fo:line-height="148%" fo:text-indent="0cm" style:auto-text-indent="false">
        <style:tab-stops>
          <style:tab-stop style:position="1.639cm"/>
        </style:tab-stops>
      </style:paragraph-properties>
    </style:style>
    <style:style style:name="P7" style:family="paragraph" style:parent-style-name="List_20_Paragraph">
      <style:paragraph-properties fo:margin-left="1.637cm" fo:margin-right="1.069cm" fo:margin-top="0.159cm" fo:margin-bottom="0cm" style:contextual-spacing="false" fo:line-height="148%" fo:text-indent="0cm" style:auto-text-indent="false">
        <style:tab-stops>
          <style:tab-stop style:position="1.639cm"/>
        </style:tab-stops>
      </style:paragraph-properties>
      <style:text-properties fo:font-size="12pt" style:font-size-asian="12pt"/>
    </style:style>
    <style:style style:name="P8" style:family="paragraph" style:parent-style-name="List_20_Paragraph" style:list-style-name="WWNum2">
      <style:paragraph-properties fo:margin-left="1.637cm" fo:margin-right="0cm" fo:margin-top="0.011cm" fo:margin-bottom="0cm" style:contextual-spacing="false" fo:text-indent="-0.503cm" style:auto-text-indent="false">
        <style:tab-stops>
          <style:tab-stop style:position="1.639cm"/>
        </style:tab-stops>
      </style:paragraph-properties>
    </style:style>
    <style:style style:name="P9" style:family="paragraph" style:parent-style-name="Standard">
      <style:paragraph-properties fo:margin-left="0.635cm" fo:margin-right="0cm" fo:margin-top="0.159cm" fo:margin-bottom="0cm" style:contextual-spacing="false" fo:text-indent="0cm" style:auto-text-indent="false"/>
    </style:style>
    <style:style style:name="P10" style:family="paragraph" style:parent-style-name="Standard">
      <style:paragraph-properties fo:margin-left="0.635cm" fo:margin-right="0cm" fo:text-indent="0cm" style:auto-text-indent="false"/>
    </style:style>
    <style:style style:name="P11" style:family="paragraph" style:parent-style-name="Standard">
      <style:paragraph-properties fo:margin-left="0.635cm" fo:margin-right="0cm" fo:margin-top="0.002cm" fo:margin-bottom="0cm" style:contextual-spacing="false" fo:text-indent="0cm" style:auto-text-indent="false"/>
    </style:style>
    <style:style style:name="P12" style:family="paragraph" style:parent-style-name="Standard">
      <style:paragraph-properties fo:margin-left="1.637cm" fo:margin-right="0cm" fo:margin-top="0.011cm" fo:margin-bottom="0cm" style:contextual-spacing="false" fo:text-indent="0cm" style:auto-text-indent="false">
        <style:tab-stops>
          <style:tab-stop style:position="1.639cm"/>
        </style:tab-stops>
      </style:paragraph-properties>
      <style:text-properties fo:font-size="12pt" style:font-size-asian="12pt"/>
    </style:style>
    <style:style style:name="P13" style:family="paragraph" style:parent-style-name="Standard">
      <style:paragraph-properties fo:margin-top="0.011cm" fo:margin-bottom="0cm" style:contextual-spacing="false">
        <style:tab-stops>
          <style:tab-stop style:position="1.639cm"/>
        </style:tab-stops>
      </style:paragraph-properties>
      <style:text-properties fo:font-size="12pt" style:font-size-asian="12pt"/>
    </style:style>
    <style:style style:name="P14" style:family="paragraph" style:parent-style-name="Standard">
      <style:paragraph-properties fo:margin-left="0cm" fo:margin-right="1.078cm" fo:margin-top="0.159cm" fo:margin-bottom="0cm" style:contextual-spacing="false" fo:line-height="148%" fo:text-indent="0cm" style:auto-text-indent="false">
        <style:tab-stops>
          <style:tab-stop style:position="1.639cm"/>
        </style:tab-stops>
      </style:paragraph-properties>
      <style:text-properties fo:font-size="12pt" style:font-size-asian="12pt"/>
    </style:style>
    <style:style style:name="P15" style:family="paragraph" style:parent-style-name="Standard">
      <style:paragraph-properties fo:margin-left="1.136cm" fo:margin-right="1.076cm" fo:margin-top="0.224cm" fo:margin-bottom="0cm" style:contextual-spacing="false" fo:line-height="148%" fo:text-indent="0cm" style:auto-text-indent="false">
        <style:tab-stops>
          <style:tab-stop style:position="1.639cm"/>
        </style:tab-stops>
      </style:paragraph-properties>
      <style:text-properties fo:font-size="12pt" style:font-size-asian="12pt"/>
    </style:style>
    <style:style style:name="P16" style:family="paragraph" style:parent-style-name="Standard">
      <style:paragraph-properties fo:margin-top="0.011cm" fo:margin-bottom="0cm" style:contextual-spacing="false">
        <style:tab-stops>
          <style:tab-stop style:position="1.639cm"/>
        </style:tab-stops>
      </style:paragraph-properties>
    </style:style>
    <style:style style:name="P17" style:family="paragraph" style:parent-style-name="Standard">
      <style:paragraph-properties fo:margin-left="1.637cm" fo:margin-right="1.078cm" fo:margin-top="0.159cm" fo:margin-bottom="0cm" style:contextual-spacing="false" fo:line-height="148%" fo:text-indent="0cm" style:auto-text-indent="false">
        <style:tab-stops>
          <style:tab-stop style:position="1.639cm"/>
        </style:tab-stops>
      </style:paragraph-properties>
    </style:style>
    <style:style style:name="P18" style:family="paragraph" style:parent-style-name="Standard">
      <style:paragraph-properties fo:margin-left="0cm" fo:margin-right="1.078cm" fo:margin-top="0.159cm" fo:margin-bottom="0cm" style:contextual-spacing="false" fo:line-height="148%" fo:text-indent="0cm" style:auto-text-indent="false">
        <style:tab-stops>
          <style:tab-stop style:position="1.639cm"/>
        </style:tab-stops>
      </style:paragraph-properties>
    </style:style>
    <style:style style:name="P19" style:family="paragraph" style:parent-style-name="Standard">
      <style:text-properties officeooo:rsid="001e61d2" officeooo:paragraph-rsid="001e61d2"/>
    </style:style>
    <style:style style:name="P20" style:family="paragraph" style:parent-style-name="Standard">
      <style:text-properties fo:font-weight="bold" officeooo:rsid="001e61d2" officeooo:paragraph-rsid="001e61d2" style:font-weight-asian="bold" style:font-weight-complex="bold"/>
    </style:style>
    <style:style style:name="P21" style:family="paragraph" style:parent-style-name="Standard">
      <style:text-properties fo:font-weight="normal" officeooo:rsid="001e61d2" officeooo:paragraph-rsid="001e61d2" style:font-weight-asian="normal" style:font-weight-complex="normal"/>
    </style:style>
    <style:style style:name="P22" style:family="paragraph" style:parent-style-name="Standard">
      <style:text-properties fo:font-weight="normal" officeooo:rsid="001fa477" officeooo:paragraph-rsid="001fa477" style:font-weight-asian="normal" style:font-weight-complex="normal"/>
    </style:style>
    <style:style style:name="P23" style:family="paragraph" style:parent-style-name="Standard">
      <style:text-properties fo:font-weight="normal" officeooo:rsid="00206663" officeooo:paragraph-rsid="00206663" style:font-weight-asian="normal" style:font-weight-complex="normal"/>
    </style:style>
    <style:style style:name="P24" style:family="paragraph" style:parent-style-name="Text_20_body">
      <style:text-properties fo:font-size="10pt" fo:font-weight="bold" style:font-size-asian="10pt" style:font-weight-asian="bold"/>
    </style:style>
    <style:style style:name="P25" style:family="paragraph" style:parent-style-name="Text_20_body">
      <style:paragraph-properties fo:margin-top="0.014cm" fo:margin-bottom="0cm" style:contextual-spacing="false"/>
      <style:text-properties fo:font-size="8.5pt" fo:font-weight="bold" style:font-size-asian="8.5pt" style:font-weight-asian="bold"/>
    </style:style>
    <style:style style:name="P26" style:family="paragraph" style:parent-style-name="Text_20_body">
      <style:paragraph-properties fo:margin-top="0.009cm" fo:margin-bottom="0cm" style:contextual-spacing="false"/>
      <style:text-properties fo:font-size="7pt" fo:font-weight="bold" style:font-size-asian="7pt" style:font-weight-asian="bold"/>
    </style:style>
    <style:style style:name="P27" style:family="paragraph" style:parent-style-name="Text_20_body">
      <style:text-properties fo:font-size="16.5pt" style:font-size-asian="16.5pt"/>
    </style:style>
    <style:style style:name="P28" style:family="paragraph" style:parent-style-name="Text_20_body">
      <style:paragraph-properties fo:margin-top="0.009cm" fo:margin-bottom="0cm" style:contextual-spacing="false"/>
      <style:text-properties fo:font-size="16.5pt" style:font-size-asian="16.5pt"/>
    </style:style>
    <style:style style:name="P29" style:family="paragraph" style:parent-style-name="Text_20_body">
      <style:paragraph-properties fo:margin-top="0.012cm" fo:margin-bottom="0cm" style:contextual-spacing="false"/>
      <style:text-properties fo:font-size="10.5pt" style:font-size-asian="10.5pt"/>
    </style:style>
    <style:style style:name="P30" style:family="paragraph" style:parent-style-name="Text_20_body">
      <style:paragraph-properties fo:margin-top="0.018cm" fo:margin-bottom="0cm" style:contextual-spacing="false"/>
      <style:text-properties fo:font-size="10.5pt" fo:font-weight="bold" style:font-size-asian="10.5pt" style:font-weight-asian="bold"/>
    </style:style>
    <style:style style:name="P31" style:family="paragraph" style:parent-style-name="Text_20_body">
      <style:paragraph-properties fo:margin-left="0.635cm" fo:margin-right="1.042cm" fo:line-height="151%" fo:text-indent="0cm" style:auto-text-indent="false"/>
    </style:style>
    <style:style style:name="P32" style:family="paragraph" style:parent-style-name="Text_20_body">
      <style:paragraph-properties fo:margin-left="0.635cm" fo:margin-right="1.046cm" fo:line-height="151%" fo:text-indent="0cm" style:auto-text-indent="false"/>
    </style:style>
    <style:style style:name="P33" style:family="paragraph" style:parent-style-name="Text_20_body">
      <style:paragraph-properties fo:margin-left="0.635cm" fo:margin-right="0cm" fo:margin-top="0.203cm" fo:margin-bottom="0cm" style:contextual-spacing="false" fo:text-indent="0cm" style:auto-text-indent="false"/>
    </style:style>
    <style:style style:name="P34" style:family="paragraph" style:parent-style-name="Text_20_body">
      <style:paragraph-properties fo:margin-left="0.635cm" fo:margin-right="0cm" fo:margin-top="0.203cm" fo:margin-bottom="0cm" style:contextual-spacing="false" fo:text-indent="0cm" style:auto-text-indent="false"/>
      <style:text-properties officeooo:rsid="001e61d2" officeooo:paragraph-rsid="001e61d2"/>
    </style:style>
    <style:style style:name="P35" style:family="paragraph" style:parent-style-name="Text_20_body">
      <style:paragraph-properties fo:margin-left="0.635cm" fo:margin-right="0cm" fo:margin-top="0.203cm" fo:margin-bottom="0cm" style:contextual-spacing="false" fo:text-indent="0cm" style:auto-text-indent="false"/>
      <style:text-properties fo:font-weight="bold" officeooo:rsid="001e61d2" officeooo:paragraph-rsid="001e61d2" style:font-weight-asian="bold" style:font-weight-complex="bold"/>
    </style:style>
    <style:style style:name="T1" style:family="text">
      <style:text-properties fo:letter-spacing="-0.004cm"/>
    </style:style>
    <style:style style:name="T2" style:family="text">
      <style:text-properties fo:letter-spacing="-0.002cm"/>
    </style:style>
    <style:style style:name="T3" style:family="text">
      <style:text-properties fo:font-size="12pt" style:text-underline-style="solid" style:text-underline-width="bold" style:text-underline-color="font-color" fo:font-weight="bold" style:font-size-asian="12pt" style:font-weight-asian="bold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font-weight="bold" style:font-size-asian="12pt" style:font-weight-asian="bold" style:font-weight-complex="bold"/>
    </style:style>
    <style:style style:name="T6" style:family="text">
      <style:text-properties fo:font-size="12pt" style:font-size-asian="12pt"/>
    </style:style>
    <style:style style:name="T7" style:family="text">
      <style:text-properties fo:font-size="12pt" officeooo:rsid="001d6bf8" style:font-size-asian="12pt"/>
    </style:style>
    <style:style style:name="T8" style:family="text">
      <style:text-properties fo:font-size="12pt" fo:letter-spacing="0.041cm" style:font-size-asian="12pt"/>
    </style:style>
    <style:style style:name="T9" style:family="text">
      <style:text-properties fo:font-size="12pt" fo:letter-spacing="0.042cm" style:font-size-asian="12pt"/>
    </style:style>
    <style:style style:name="T10" style:family="text">
      <style:text-properties fo:font-size="12pt" fo:letter-spacing="0.044cm" style:font-size-asian="12pt"/>
    </style:style>
    <style:style style:name="T11" style:family="text">
      <style:text-properties fo:font-size="12pt" fo:letter-spacing="0.039cm" style:font-size-asian="12pt"/>
    </style:style>
    <style:style style:name="T12" style:family="text">
      <style:text-properties fo:font-size="12pt" fo:letter-spacing="-0.101cm" style:font-size-asian="12pt"/>
    </style:style>
    <style:style style:name="T13" style:family="text">
      <style:text-properties fo:font-size="12pt" fo:letter-spacing="-0.007cm" style:font-size-asian="12pt"/>
    </style:style>
    <style:style style:name="T14" style:family="text">
      <style:text-properties fo:font-size="12pt" fo:letter-spacing="0.007cm" style:font-size-asian="12pt"/>
    </style:style>
    <style:style style:name="T15" style:family="text">
      <style:text-properties fo:font-size="12pt" fo:letter-spacing="0.002cm" style:font-size-asian="12pt"/>
    </style:style>
    <style:style style:name="T16" style:family="text">
      <style:text-properties fo:font-size="12pt" fo:letter-spacing="0.002cm" style:text-underline-style="solid" style:text-underline-width="bold" style:text-underline-color="font-color" fo:font-weight="bold" style:font-size-asian="12pt" style:font-weight-asian="bold"/>
    </style:style>
    <style:style style:name="T17" style:family="text">
      <style:text-properties fo:font-size="12pt" fo:letter-spacing="-0.005cm" style:font-size-asian="12pt"/>
    </style:style>
    <style:style style:name="T18" style:family="text">
      <style:text-properties fo:font-size="12pt" fo:letter-spacing="-0.004cm" style:font-size-asian="12pt"/>
    </style:style>
    <style:style style:name="T19" style:family="text">
      <style:text-properties fo:font-size="12pt" fo:letter-spacing="0.004cm" style:text-underline-style="solid" style:text-underline-width="bold" style:text-underline-color="font-color" fo:font-weight="bold" style:font-size-asian="12pt" style:font-weight-asian="bold"/>
    </style:style>
    <style:style style:name="T20" style:family="text">
      <style:text-properties fo:letter-spacing="0.011cm"/>
    </style:style>
    <style:style style:name="T21" style:family="text">
      <style:text-properties fo:letter-spacing="0.016cm"/>
    </style:style>
    <style:style style:name="T22" style:family="text">
      <style:text-properties fo:letter-spacing="0.018cm"/>
    </style:style>
    <style:style style:name="T23" style:family="text">
      <style:text-properties fo:letter-spacing="0.032cm"/>
    </style:style>
    <style:style style:name="T24" style:family="text">
      <style:text-properties fo:letter-spacing="0.014cm"/>
    </style:style>
    <style:style style:name="T25" style:family="text">
      <style:text-properties fo:letter-spacing="0.009cm"/>
    </style:style>
    <style:style style:name="T26" style:family="text">
      <style:text-properties fo:letter-spacing="0.021cm"/>
    </style:style>
    <style:style style:name="T27" style:family="text">
      <style:text-properties fo:letter-spacing="-0.101cm"/>
    </style:style>
    <style:style style:name="T28" style:family="text">
      <style:text-properties fo:letter-spacing="0.005cm"/>
    </style:style>
    <style:style style:name="T29" style:family="text">
      <style:text-properties fo:letter-spacing="-0.012cm"/>
    </style:style>
    <style:style style:name="T30" style:family="text">
      <style:text-properties fo:letter-spacing="0.002cm"/>
    </style:style>
    <style:style style:name="T31" style:family="text">
      <style:text-properties fo:letter-spacing="0.007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Série 2 :<text:span text:style-name="T1"> </text:span>Instructions<text:span text:style-name="T2"> </text:span>algorithmiques<text:span text:style-name="T1"> </text:span>de<text:span text:style-name="T2"> </text:span>base</text:h>
      <text:p text:style-name="P24"/>
      <text:p text:style-name="P25"/>
      <text:p text:style-name="P9"><text:span text:style-name="T3">Exercice 1</text:span></text:p>
      <text:p text:style-name="P26"/>
      <text:list xml:id="list2562962604" text:style-name="WWNum2">
        <text:list-item>
          <text:p text:style-name="P2"><text:span text:style-name="T6">Ecrire</text:span><text:span text:style-name="T8"> </text:span><text:span text:style-name="T6">un</text:span><text:span text:style-name="T8"> </text:span><text:span text:style-name="T6">algorithme</text:span><text:span text:style-name="T9"> </text:span><text:span text:style-name="T6">qui</text:span><text:span text:style-name="T9"> </text:span><text:span text:style-name="T6">permet</text:span><text:span text:style-name="T9"> </text:span><text:span text:style-name="T6">de</text:span><text:span text:style-name="T8"> </text:span><text:span text:style-name="T6">lire</text:span><text:span text:style-name="T10"> </text:span><text:span text:style-name="T6">un</text:span><text:span text:style-name="T11"> </text:span><text:span text:style-name="T6">nombre</text:span><text:span text:style-name="T9"> </text:span><text:span text:style-name="T6">(donné</text:span><text:span text:style-name="T9"> </text:span><text:span text:style-name="T6">par</text:span><text:span text:style-name="T11"> </text:span><text:span text:style-name="T6">l’utilisateur),</text:span><text:span text:style-name="T9"> </text:span><text:span text:style-name="T6">puis</text:span><text:span text:style-name="T11"> </text:span><text:span text:style-name="T6">il </text:span><text:span text:style-name="T12"><text:s/></text:span><text:span text:style-name="T6">calcul</text:span><text:span text:style-name="T13"> </text:span><text:span text:style-name="T6">et</text:span><text:span text:style-name="T14"> </text:span><text:span text:style-name="T6">affiche</text:span><text:span text:style-name="T15"> </text:span><text:span text:style-name="T6">son carré.</text:span></text:p>
        </text:list-item>
      </text:list>
      <text:p text:style-name="P3"><text:span text:style-name="T5">Algorithme 1a</text:span></text:p>
      <text:p text:style-name="P3"><text:span text:style-name="T6">Var Nombre entier</text:span></text:p>
      <text:p text:style-name="P3"><text:span text:style-name="T6">Var Résultat entier</text:span></text:p>
      <text:p text:style-name="P3"><text:span text:style-name="T6">Début</text:span></text:p>
      <text:p text:style-name="P3"><text:span text:style-name="T6">Lecture (enter un chiffre)<text:tab/><text:tab/><text:tab/><text:tab/><text:tab/>(5)</text:span></text:p>
      <text:p text:style-name="P3"><text:span text:style-name="T6">Nombre = le chiffre donné par l’utilisateur<text:tab/><text:tab/>5</text:span></text:p>
      <text:p text:style-name="P3"><text:span text:style-name="T6">Résultat = Nombre x Nombre<text:tab/><text:tab/><text:tab/><text:tab/>25</text:span></text:p>
      <text:p text:style-name="P3"><text:span text:style-name="T6">Ecriture (Résultat)<text:tab/><text:tab/><text:tab/><text:tab/><text:tab/><text:tab/>(25)</text:span></text:p>
      <text:p text:style-name="P3"><text:span text:style-name="T6">Fin</text:span></text:p>
      <text:p text:style-name="P7"/>
      <text:list xml:id="list203619774744348" text:continue-numbering="true" text:style-name="WWNum2">
        <text:list-item>
          <text:p text:style-name="P8"><text:span text:style-name="T6">Même</text:span><text:span text:style-name="T15"> </text:span><text:span text:style-name="T6">question pour</text:span><text:span text:style-name="T13"> </text:span><text:span text:style-name="T6">calculer et</text:span><text:span text:style-name="T13"> </text:span><text:span text:style-name="T6">afficher le</text:span><text:span text:style-name="T17"> </text:span><text:span text:style-name="T6">cube, ensuite</text:span><text:span text:style-name="T15"> </text:span><text:span text:style-name="T6">l’inverse</text:span><text:span text:style-name="T15"> </text:span><text:span text:style-name="T6">de</text:span><text:span text:style-name="T17"> </text:span><text:span text:style-name="T6">ce</text:span><text:span text:style-name="T15"> </text:span><text:span text:style-name="T6">nombre.</text:span></text:p>
        </text:list-item>
      </text:list>
      <text:p text:style-name="P12"/>
      <text:p text:style-name="P3"><text:span text:style-name="T5"><text:tab/>Algorithme 1b</text:span></text:p>
      <text:p text:style-name="P3"><text:span text:style-name="T6">Var Nombre entier</text:span></text:p>
      <text:p text:style-name="P3"><text:span text:style-name="T6">Var Résultat1 entier</text:span></text:p>
      <text:p text:style-name="P3"><text:span text:style-name="T6">Var Résultat2 réelle</text:span></text:p>
      <text:p text:style-name="P3"><text:span text:style-name="T6">Début</text:span></text:p>
      <text:p text:style-name="P3"><text:span text:style-name="T6">Lecture (enter un chiffre)<text:tab/><text:tab/><text:tab/><text:tab/><text:tab/>(5)</text:span></text:p>
      <text:p text:style-name="P3"><text:span text:style-name="T6">Nombre = le chiffre donné par l’utilisateur<text:tab/><text:tab/>5</text:span></text:p>
      <text:p text:style-name="P3"><text:span text:style-name="T6">Résultat1 = Nombre^3<text:tab/><text:tab/><text:tab/><text:tab/><text:tab/>125</text:span></text:p>
      <text:p text:style-name="P3"><text:span text:style-name="T6">Ecriture (Résultat1)<text:tab/><text:tab/><text:tab/><text:tab/><text:tab/><text:tab/>(125)</text:span></text:p>
      <text:p text:style-name="P16"><text:span text:style-name="T6"><text:tab/>Résultat2 = 1/ Résultat1 <text:tab/><text:tab/><text:tab/><text:tab/><text:tab/>5</text:span></text:p>
      <text:p text:style-name="P16"><text:span text:style-name="T6"><text:tab/>Ecriture (Résultat2)<text:tab/><text:tab/><text:tab/><text:tab/><text:tab/><text:tab/>(0.2)</text:span></text:p>
      <text:p text:style-name="P16"><text:span text:style-name="T6"><text:tab/>Fin</text:span></text:p>
      <text:p text:style-name="P13"/>
      <text:p text:style-name="P13"><text:soft-page-break/></text:p>
      <text:p text:style-name="P13"/>
      <text:p text:style-name="P13"/>
      <text:p text:style-name="P27"/>
      <text:p text:style-name="P10"><text:span text:style-name="T3">Exercice 2</text:span></text:p>
      <text:p text:style-name="P26"/>
      <text:list xml:id="list3268721949" text:style-name="WWNum1">
        <text:list-item>
          <text:p text:style-name="P4"><text:span text:style-name="T6">Ecrire un algorithme qui permet de lire les notes de trois matières ensuite il calcule et</text:span><text:span text:style-name="T12"> <text:s text:c="4"/></text:span><text:span text:style-name="T6">affiche</text:span><text:span text:style-name="T13"> </text:span><text:span text:style-name="T6">leur</text:span><text:span text:style-name="T13"> </text:span><text:span text:style-name="T6">moyenne.</text:span></text:p>
        </text:list-item>
      </text:list>
      <text:p text:style-name="P6"><text:span text:style-name="T5">Algorithme 2a</text:span></text:p>
      <text:p text:style-name="P17"><text:span text:style-name="T6">Var n1, n2, n3, m : réel</text:span></text:p>
      <text:p text:style-name="P17"><text:span text:style-name="T6">Début</text:span></text:p>
      <text:p text:style-name="P17"><text:span text:style-name="T6">Ecrire (n1)</text:span></text:p>
      <text:p text:style-name="P17"><text:span text:style-name="T6">Lire (n1)</text:span></text:p>
      <text:p text:style-name="P17"><text:span text:style-name="T6">Ecrire (n2)</text:span></text:p>
      <text:p text:style-name="P17"><text:span text:style-name="T6">Lire (n2)</text:span></text:p>
      <text:p text:style-name="P17"><text:span text:style-name="T6">Ecrire (n3)</text:span></text:p>
      <text:p text:style-name="P17"><text:span text:style-name="T6">Lire (n3)</text:span></text:p>
      <text:p text:style-name="P17"><text:span text:style-name="T6">M = (n1+n2+n3)/3</text:span></text:p>
      <text:p text:style-name="P17"><text:span text:style-name="T6">Afficher (m)</text:span></text:p>
      <text:p text:style-name="P14"/>
      <text:list xml:id="list203618546104164" text:continue-numbering="true" text:style-name="WWNum1">
        <text:list-item>
          <text:p text:style-name="P5"><text:span text:style-name="T6">Modifier l’algorithme dans le cas où les matières ont des coefficients qui doivent être</text:span><text:span text:style-name="T12"> </text:span><text:span text:style-name="T6">donnés</text:span><text:span text:style-name="T17"> </text:span><text:span text:style-name="T6">avec</text:span><text:span text:style-name="T15"> </text:span><text:span text:style-name="T6">les</text:span><text:span text:style-name="T18"> </text:span><text:span text:style-name="T6">notes.</text:span></text:p>
        </text:list-item>
      </text:list>
      <text:p text:style-name="P6"><text:span text:style-name="T5">Algorithme 2b</text:span></text:p>
      <text:p text:style-name="P17"><text:span text:style-name="T6"><text:s/>Var a, b, c, s : réel</text:span></text:p>
      <text:p text:style-name="P17"><text:span text:style-name="T6">Const : z, z2, z3 : entier</text:span></text:p>
      <text:p text:style-name="P17"><text:span text:style-name="T6">Début</text:span></text:p>
      <text:p text:style-name="P17"><text:span text:style-name="T6">z1 = 1</text:span></text:p>
      <text:p text:style-name="P17"><text:span text:style-name="T6">z2= 2</text:span></text:p>
      <text:p text:style-name="P17"><text:span text:style-name="T6">z3=3</text:span></text:p>
      <text:p text:style-name="P17"><text:span text:style-name="T6">Ecrire (a, b, c)</text:span></text:p>
      <text:p text:style-name="P17"><text:span text:style-name="T6">Lire (a, b, c)</text:span></text:p>
      <text:p text:style-name="P18"><text:soft-page-break/><text:span text:style-name="T6"><text:tab/>s = (z1*a) +(z2*b)+(z3*c) / </text:span><text:span text:style-name="T7">3</text:span></text:p>
      <text:p text:style-name="P18"><text:span text:style-name="T7"><text:tab/>écrire <text:s/>(« s »)</text:span></text:p>
      <text:p text:style-name="P15"/>
      <text:p text:style-name="P29"/>
      <text:p text:style-name="P11"><text:span text:style-name="T3">Exercice</text:span><text:span text:style-name="T16"> </text:span><text:span text:style-name="T3">3</text:span></text:p>
      <text:p text:style-name="P30"/>
      <text:p text:style-name="P31">Ecrire<text:span text:style-name="T20"> </text:span>un<text:span text:style-name="T21"> </text:span>algorithme<text:span text:style-name="T22"> </text:span>qui<text:span text:style-name="T22"> </text:span>permet<text:span text:style-name="T22"> </text:span>de<text:span text:style-name="T21"> </text:span>lire<text:span text:style-name="T23"> </text:span>deux<text:span text:style-name="T21"> </text:span>variables<text:span text:style-name="T24"> </text:span>numériques<text:span text:style-name="T24"> </text:span>a<text:span text:style-name="T25"> </text:span>et<text:span text:style-name="T22"> </text:span>b<text:span text:style-name="T26"> </text:span>et<text:span text:style-name="T22"> </text:span>de<text:span text:style-name="T22"> </text:span>les<text:span text:style-name="T24"> </text:span>afficher<text:span text:style-name="T27"> <text:s text:c="4"/></text:span>avant<text:span text:style-name="T2"> </text:span>et après<text:span text:style-name="T1"> </text:span>leur permutation.</text:p>
      <text:p text:style-name="P33">Par exemple, avant<text:span text:style-name="T28"> </text:span>:<text:span text:style-name="T29"> </text:span>a=5 et b=7,<text:span text:style-name="T30"> </text:span>après :<text:span text:style-name="T29"> </text:span>a=7 et b=5.</text:p>
      <text:p text:style-name="P35">Algo 3</text:p>
      <text:p text:style-name="P34">a, b, c : entier</text:p>
      <text:p text:style-name="P34">Début </text:p>
      <text:p text:style-name="P34">a = 5</text:p>
      <text:p text:style-name="P34">b = 7</text:p>
      <text:p text:style-name="P34">c = a (5)</text:p>
      <text:p text:style-name="P34">a = b (7)</text:p>
      <text:p text:style-name="P34">b = c (5)</text:p>
      <text:p text:style-name="P34">Fin</text:p>
      <text:p text:style-name="P28"/>
      <text:p text:style-name="P10"><text:span text:style-name="T3">Exercice</text:span><text:span text:style-name="T19"> </text:span><text:span text:style-name="T3">4</text:span></text:p>
      <text:p text:style-name="P30"/>
      <text:p text:style-name="P32">Proposer<text:span text:style-name="T31"> </text:span>un<text:span text:style-name="T25"> </text:span>algorithme<text:span text:style-name="T28"> </text:span>qui<text:span text:style-name="T20"> </text:span>réalise<text:span text:style-name="T20"> </text:span>la<text:span text:style-name="T20"> </text:span>permutation<text:span text:style-name="T25"> </text:span>de<text:span text:style-name="T28"> </text:span>deux<text:span text:style-name="T25"> </text:span>variables<text:span text:style-name="T31"> </text:span>numériques<text:span text:style-name="T31"> </text:span>sans<text:span text:style-name="T31"> </text:span>avoir<text:span text:style-name="T27"> </text:span>utiliser<text:span text:style-name="T2"> </text:span>une<text:span text:style-name="T30"> </text:span>troisième<text:span text:style-name="T30"> </text:span>variable.</text:p>
      <text:p text:style-name="P20">Algo 4</text:p>
      <text:p text:style-name="P21">a, b : entier</text:p>
      <text:p text:style-name="P21">Début</text:p>
      <text:p text:style-name="P22">a = 5</text:p>
      <text:p text:style-name="P22">b = 3</text:p>
      <text:p text:style-name="P22">a = <text:s/>a + b <text:s/>(5 + 3 = 8)</text:p>
      <text:p text:style-name="P22">b = <text:s/>a – b <text:s/>(8 – 3 = 5)</text:p>
      <text:p text:style-name="P22">a = a – b <text:s/>(8 – 5 = 3)</text:p>
      <text:p text:style-name="P23">Fin</text:p>
      <text:p text:style-name="P19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Corps_20_de_20_texte_20_Car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4" style:display-name="Heading 4" style:family="paragraph" style:parent-style-name="Standard" loext:linked-style-name="Titre_20_4_20_Car" style:default-outline-level="4" style:list-style-name="" style:class="text">
      <style:paragraph-properties fo:margin-left="0cm" fo:margin-right="4.018cm" fo:margin-top="0.155cm" fo:margin-bottom="0cm" style:contextual-spacing="false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907cm" fo:margin-right="0cm" fo:text-indent="-0.637cm" style:auto-text-indent="false"/>
    </style:style>
    <style:style style:name="Default_20_Paragraph_20_Font" style:display-name="Default Paragraph Font" style:family="text"/>
    <style:style style:name="Titre_20_4_20_Car" style:display-name="Titre 4 C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rps_20_de_20_texte_20_Car" style:display-name="Corps de text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anguage="fr" fo:country="FR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fo:language="fr" fo:country="FR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99%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anguage="fr" fo:country="FR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1" style:display-name="ListLabel 11" style:family="text">
      <style:text-properties fo:language="fr" fo:country="FR" style:language-asian="en" style:country-asian="US" style:language-complex="ar" style:country-complex="SA"/>
    </style:style>
    <style:style style:name="ListLabel_20_12" style:display-name="ListLabel 12" style:family="text">
      <style:text-properties fo:language="fr" fo:country="FR" style:language-asian="en" style:country-asian="US" style:language-complex="ar" style:country-complex="SA"/>
    </style:style>
    <style:style style:name="ListLabel_20_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501cm" fo:margin-left="1.637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496cm" fo:margin-left="1.886cm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3.572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5.274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6.97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8.68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0.382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2.086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3.78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501cm" fo:margin-left="1.637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3.179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4.736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6.294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7.851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9.40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0.96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2.522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4.07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tangou Magne</meta:initial-creator>
    <meta:editing-cycles>18</meta:editing-cycles>
    <meta:creation-date>2023-08-29T14:26:00</meta:creation-date>
    <dc:date>2023-09-03T20:36:17.698000000</dc:date>
    <meta:editing-duration>PT2H18M44S</meta:editing-duration>
    <meta:generator>LibreOffice/7.3.3.2$Windows_X86_64 LibreOffice_project/d1d0ea68f081ee2800a922cac8f79445e4603348</meta:generator>
    <meta:document-statistic meta:table-count="0" meta:image-count="0" meta:object-count="0" meta:page-count="3" meta:paragraph-count="73" meta:word-count="347" meta:character-count="1755" meta:non-whitespace-character-count="1421"/>
    <meta:user-defined meta:name="AppVersion">16.0000</meta:user-defined>
    <meta:template xlink:type="simple" xlink:actuate="onRequest" xlink:title="Normal.dotm" xlink:href=""/>
  </office:meta>
</office:document-meta>
</file>